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mbria1" svg:font-family="Cambria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ection_20_Heading">
      <style:paragraph-properties loext:contextual-spacing="false" fo:margin-top="0.25in" fo:margin-bottom="0.0693in"/>
    </style:style>
    <style:style style:name="P2" style:family="paragraph" style:parent-style-name="Section_20_Heading">
      <style:paragraph-properties loext:contextual-spacing="false" fo:margin-top="0.25in" fo:margin-bottom="0.0693in"/>
      <style:text-properties fo:color="#000000" style:font-size-complex="12pt"/>
    </style:style>
    <style:style style:name="P3" style:family="paragraph" style:parent-style-name="Subsection">
      <style:paragraph-properties loext:contextual-spacing="false" fo:margin-top="0.0693in" fo:margin-bottom="0.0835in"/>
      <style:text-properties fo:color="#000000"/>
    </style:style>
    <style:style style:name="P4" style:family="paragraph" style:parent-style-name="Subsection">
      <style:paragraph-properties loext:contextual-spacing="false" fo:margin-top="0.0693in" fo:margin-bottom="0.0835in"/>
      <style:text-properties fo:color="#000000" fo:font-weight="normal" style:font-weight-asian="normal"/>
    </style:style>
    <style:style style:name="P5" style:family="paragraph" style:parent-style-name="Subsection">
      <style:text-properties fo:color="#000000"/>
    </style:style>
    <style:style style:name="P6" style:family="paragraph" style:parent-style-name="Section_20_Heading">
      <style:text-properties fo:color="#000000"/>
    </style:style>
    <style:style style:name="P7" style:family="paragraph" style:parent-style-name="Standard">
      <style:text-properties fo:color="#000000"/>
    </style:style>
    <style:style style:name="P8" style:family="paragraph" style:parent-style-name="Subtitle">
      <style:text-properties fo:font-size="10pt" style:font-size-asian="10pt" style:font-size-complex="10pt"/>
    </style:style>
    <style:style style:name="P9" style:family="paragraph" style:parent-style-name="Title" style:master-page-name="First_20_Page">
      <style:paragraph-properties style:page-number="1">
        <style:tab-stops>
          <style:tab-stop style:position="6.5in" style:type="right"/>
        </style:tab-stops>
      </style:paragraph-properties>
    </style:style>
    <style:style style:name="P10" style:family="paragraph" style:parent-style-name="List_20_Bullet" style:list-style-name="WWNum1"/>
    <style:style style:name="P11" style:family="paragraph" style:parent-style-name="List_20_Bullet" style:list-style-name="WWNum1">
      <style:text-properties fo:color="#000000"/>
    </style:style>
    <style:style style:name="P12" style:family="paragraph" style:parent-style-name="List_20_Paragraph" style:list-style-name="WWNum7">
      <style:paragraph-properties loext:contextual-spacing="true" fo:margin-top="0in" fo:margin-bottom="0.0299in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/>
    </style:style>
    <style:style style:name="T4" style:family="text">
      <style:text-properties fo:color="#000000" style:font-size-complex="12pt"/>
    </style:style>
    <style:style style:name="T5" style:family="text">
      <style:text-properties fo:color="#000000" fo:font-size="11pt" style:font-size-asian="11pt" style:font-size-complex="11pt"/>
    </style:style>
    <style:style style:name="T6" style:family="text">
      <style:text-properties fo:color="#000000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‍‍</text:span><text:span text:style-name="T2">Adam Stallard</text:span><text:tab/></text:p>
      <text:p text:style-name="P8">1234 N Bronough St Tallahassee FL, 32303 APT 1 | 904-8642-486 | aps10d@my.fsu.edu</text:p>
      <text:p text:style-name="P6">Objective:</text:p>
      <text:p text:style-name="P7">To explore big data spaces, research and develop technologies and to derive new insights in these spaces. Real time global scale data processing is becoming prominent today and I would like to be at the forefront of this field.</text:p>
      <text:p text:style-name="P2">Experience:</text:p>
      <text:p text:style-name="P3">Research assistant | COAPS | 2015 - Present</text:p>
      <text:list xml:id="list1687364993" text:style-name="WWNum1">
        <text:list-item>
          <text:p text:style-name="P11">Worked on distributed oceanographic match up service funded by NASA AIST</text:p>
        </text:list-item>
        <text:list-item>
          <text:p text:style-name="P11">Full stack python development including back end data processing, front end web services, benchmarking, scripting, heartbeat monitoring.</text:p>
        </text:list-item>
        <text:list-item>
          <text:p text:style-name="P11">Implemented search platform with Apache Solr to large subsets of oceanographic datasets.</text:p>
        </text:list-item>
        <text:list-item>
          <text:p text:style-name="P11">Developed data models using Neo4j.</text:p>
        </text:list-item>
        <text:list-item>
          <text:p text:style-name="P11">Git for version control and software deployment.</text:p>
        </text:list-item>
        <text:list-item>
          <text:p text:style-name="P10"><text:span text:style-name="T3">Database administration and system administration.</text:span><text:line-break/></text:p>
        </text:list-item>
      </text:list>
      <text:p text:style-name="P3">Teachers assistant | florida state university | 2015 - 2015</text:p>
      <text:list xml:id="list1938486730" text:continue-numbering="true" text:style-name="WWNum1">
        <text:list-item>
          <text:p text:style-name="P10"><text:span text:style-name="T3">Educate</text:span><text:span text:style-name="T3">d</text:span><text:span text:style-name="T3"> computer science undergraduates on fundamental programming concepts.</text:span></text:p>
        </text:list-item>
        <text:list-item>
          <text:p text:style-name="P11">Reviewed, graded and problem solved students coding projects.</text:p>
        </text:list-item>
        <text:list-item>
          <text:p text:style-name="P10"><text:span text:style-name="T3">Reinforce</text:span><text:span text:style-name="T3">d</text:span><text:span text:style-name="T3"> my own fundamentals through deeper investigation.</text:span><text:bookmark text:name="_GoBack"/></text:p>
        </text:list-item>
      </text:list>
      <text:p text:style-name="P5">Academic Tutor | Self-Employed / volunteer | 2013 - 2015</text:p>
      <text:list xml:id="list1650000418" text:continue-numbering="true" text:style-name="WWNum1">
        <text:list-item>
          <text:p text:style-name="P11">Guided students in various STEM areas such as: Mathematics, Programming, Physics, and Chemistry.</text:p>
        </text:list-item>
        <text:list-item>
          <text:p text:style-name="P10"><text:span text:style-name="T3">Promoted student interest in topics by eliciting coordinated study methods.</text:span><text:line-break/></text:p>
        </text:list-item>
      </text:list>
      <text:p text:style-name="P3">Computer Store AssOCIATE | Follet | 2014 – 2015</text:p>
      <text:list xml:id="list1777728925" text:continue-numbering="true" text:style-name="WWNum1">
        <text:list-item>
          <text:p text:style-name="P11">Received apple sales training and regularly promoted new products.</text:p>
        </text:list-item>
        <text:list-item>
          <text:p text:style-name="P11">Guided students to optimal and appropriate technology related purchases.</text:p>
        </text:list-item>
      </text:list>
      <text:p text:style-name="P2">Education:</text:p>
      <text:p text:style-name="P3">Bachelors of Science | Dec 2014 | Florida State University</text:p>
      <text:list xml:id="list791215257" text:continue-numbering="true" text:style-name="WWNum1">
        <text:list-item>
          <text:p text:style-name="P11">Pure Mathematics</text:p>
        </text:list-item>
      </text:list>
      <text:p text:style-name="P3">Masters of science | AUG 2017 | Florida State University</text:p>
      <text:list xml:id="list622086861" text:continue-numbering="true" text:style-name="WWNum1">
        <text:list-item>
          <text:p text:style-name="P11">Computer Science</text:p>
        </text:list-item>
      </text:list>
      <text:p text:style-name="P1"><text:span text:style-name="T4">Technical Skills</text:span><text:span text:style-name="T5">:</text:span></text:p>
      <text:list xml:id="list1143679040" text:style-name="WWNum7">
        <text:list-item>
          <text:p text:style-name="P12"><text:span text:style-name="T6">Programing Languages: </text:span><text:span text:style-name="T6">Bash, Python 2/3, C, C++, Java, Javascript, Latex</text:span></text:p>
        </text:list-item>
        <text:list-item>
          <text:p text:style-name="P12"><text:span text:style-name="T6">Databases: </text:span><text:span text:style-name="T6">MySQL, Solr, Neo4j </text:span><text:span text:style-name="T6">(CYPHER, SPARQL)</text:span><text:span text:style-name="T6">, THREDDS</text:span></text:p>
        </text:list-item>
        <text:list-item>
          <text:p text:style-name="P12"><text:span text:style-name="T6">Tools: </text:span><text:span text:style-name="T6">OpenCV, Visual Studio, </text:span><text:span text:style-name="T6">Git, </text:span><text:span text:style-name="T6">PyCharm, </text:span><text:span text:style-name="T6">Ipython, Virtual Box, Qemu, </text:span><text:span text:style-name="T6">Microsoft Office</text:span></text:p>
        </text:list-item>
        <text:list-item>
          <text:p text:style-name="P12"><text:span text:style-name="T6">Operating Systems: </text:span><text:span text:style-name="T6">Windows, Linux (Ubuntu, CentOS, Kali, Slack, LFS)</text:span></text:p>
        </text:list-item>
      </text:list>
      <text:p text:style-name="P2">Activities</text:p>
      <text:p text:style-name="P4">ACM CLUB | MEMber | 2015</text:p>
      <text:p text:style-name="P4">Math club | Member | 2013</text:p>
      <text:p text:style-name="P4">hospice | Volunteer guitarist | 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mbria1" svg:font-family="Cambria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04040" fo:font-size="9pt" fo:language="en" fo:country="US" style:letter-kerning="true" style:font-size-asian="9pt" style:language-asian="ja" style:country-asian="JP" style:font-size-complex="10pt" style:language-complex="ar" style:country-complex="SA"/>
    </style:default-style>
    <style:default-style style:family="paragraph">
      <style:paragraph-properties loext:contextual-spacing="false" fo:margin-top="0in" fo:margin-bottom="0.1945in" fo:hyphenation-ladder-count="no-limit" style:text-autospace="ideograph-alpha" style:punctuation-wrap="hanging" style:line-break="strict" style:tab-stop-distance="0.5in" style:writing-mode="lr-tb"/>
      <style:text-properties fo:color="#404040" style:font-name="Cambria" fo:font-size="9pt" fo:language="en" fo:country="US" style:letter-kerning="true" style:font-name-asian="Droid Sans Fallback" style:font-size-asian="9pt" style:language-asian="ja" style:country-asian="JP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Standard" style:next-style-name="Standard" style:default-outline-level="" style:class="chapter">
      <style:paragraph-properties loext:contextual-spacing="true" fo:margin-top="0in" fo:margin-bottom="0.0835in" fo:padding-left="0in" fo:padding-right="0in" fo:padding-top="0in" fo:padding-bottom="0.0555in" fo:border-left="none" fo:border-right="none" fo:border-top="none" fo:border-bottom="1.5pt solid #39a5b7"/>
      <style:text-properties fo:color="#39a5b7" style:font-name="Cambria" fo:font-size="26pt" style:letter-kerning="true" style:font-size-asian="26pt" style:font-name-complex="DejaVu Sans"/>
    </style:style>
    <style:style style:name="Subtitle" style:family="paragraph" style:parent-style-name="Standard" style:next-style-name="Standard" style:default-outline-level="" style:class="chapter">
      <style:paragraph-properties loext:contextual-spacing="false" fo:margin-top="0in" fo:margin-bottom="0.111in"/>
      <style:text-properties fo:color="#5a5a5a" fo:font-size="11pt" fo:letter-spacing="0.0102in" style:font-size-asian="11pt" style:font-name-complex="DejaVu Sans" style:font-size-complex="11pt"/>
    </style:style>
    <style:style style:name="Section_20_Heading" style:display-name="Section Heading" style:family="paragraph" style:parent-style-name="Standard" style:next-style-name="Standard" style:default-outline-level="">
      <style:paragraph-properties loext:contextual-spacing="false" fo:margin-top="0.3472in" fo:margin-bottom="0.0693in"/>
      <style:text-properties fo:color="#39a5b7" style:font-name="Cambria" fo:font-size="12pt" fo:font-weight="bold" style:font-size-asian="12pt" style:font-weight-asian="bold" style:font-name-complex="DejaVu Sans" style:font-weight-complex="bold"/>
    </style:style>
    <style:style style:name="List_20_Bullet" style:display-name="List Bullet" style:family="paragraph" style:parent-style-name="Standard" style:default-outline-level="" style:list-style-name="WWNum4">
      <style:paragraph-properties loext:contextual-spacing="false" fo:margin-top="0in" fo:margin-bottom="0.0555in"/>
    </style:style>
    <style:style style:name="Subsection" style:family="paragraph" style:parent-style-name="Standard" style:default-outline-level="">
      <style:paragraph-properties loext:contextual-spacing="false" fo:margin-top="0.1945in" fo:margin-bottom="0.0835in"/>
      <style:text-properties fo:text-transform="uppercase" fo:color="#262626"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loext:contextual-spacing="false" fo:margin-top="0in" fo:margin-bottom="0in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in" fo:margin-bottom="0in" fo:text-align="end" style:justify-single-word="false"/>
      <style:text-properties fo:color="#39a5b7"/>
    </style:style>
    <style:style style:name="Date" style:family="paragraph" style:parent-style-name="Standard" style:next-style-name="Standard" style:default-outline-level="">
      <style:paragraph-properties loext:contextual-spacing="true" fo:margin-top="0.5in" fo:margin-bottom="0.1945in"/>
      <style:text-properties fo:color="#0d0d0d" fo:font-weight="bold" style:font-weight-asian="bold" style:font-weight-complex="bold"/>
    </style:style>
    <style:style style:name="Address" style:family="paragraph" style:parent-style-name="Standard" style:default-outline-level="">
      <style:paragraph-properties loext:contextual-spacing="true" fo:margin-top="0in" fo:margin-bottom="0.1945in" fo:line-height="140%"/>
    </style:style>
    <style:style style:name="Salutation" style:family="paragraph" style:parent-style-name="Standard" style:next-style-name="Standard" style:default-outline-level="" style:class="text">
      <style:paragraph-properties loext:contextual-spacing="false" fo:margin-top="0.5555in" fo:margin-bottom="0.1252in"/>
      <style:text-properties fo:color="#0d0d0d" fo:font-weight="bold" style:font-weight-asian="bold" style:font-weight-complex="bold"/>
    </style:style>
    <style:style style:name="Closing" style:family="paragraph" style:parent-style-name="Standard" style:next-style-name="Signature" style:default-outline-level="">
      <style:paragraph-properties loext:contextual-spacing="false" fo:margin-top="0.5in" fo:margin-bottom="0in"/>
      <style:text-properties fo:color="#0d0d0d" fo:font-weight="bold" style:font-weight-asian="bold" style:font-weight-complex="bold"/>
    </style:style>
    <style:style style:name="Signature" style:family="paragraph" style:parent-style-name="Standard" style:default-outline-level="" style:class="text">
      <style:paragraph-properties loext:contextual-spacing="true" fo:margin-top="0.75in" fo:margin-bottom="0.1945in"/>
      <style:text-properties fo:color="#0d0d0d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="100%" fo:margin-left="0.5in" fo:margin-right="0in" fo:margin-top="0in" fo:margin-bottom="0.1945in" fo:text-indent="0in" style:auto-text-indent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39a5b7" style:font-name="Cambria" fo:font-size="26pt" style:letter-kerning="true" style:font-size-asian="26pt" style:font-name-complex="DejaVu Sans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color="#39a5b7"/>
    </style:style>
    <style:style style:name="Date_20_Char" style:display-name="Date Char" style:family="text" style:parent-style-name="Default_20_Paragraph_20_Font">
      <style:text-properties fo:color="#0d0d0d" fo:font-weight="bold" style:font-weight-asian="bold" style:font-weight-complex="bold"/>
    </style:style>
    <style:style style:name="Salutation_20_Char" style:display-name="Salutation Char" style:family="text" style:parent-style-name="Default_20_Paragraph_20_Font">
      <style:text-properties fo:color="#0d0d0d" fo:font-weight="bold" style:font-weight-asian="bold" style:font-weight-complex="bold"/>
    </style:style>
    <style:style style:name="Closing_20_Char" style:display-name="Closing Char" style:family="text" style:parent-style-name="Default_20_Paragraph_20_Font">
      <style:text-properties fo:color="#0d0d0d" fo:font-weight="bold" style:font-weight-asian="bold" style:font-weight-complex="bold"/>
    </style:style>
    <style:style style:name="Signature_20_Char" style:display-name="Signature Char" style:family="text" style:parent-style-name="Default_20_Paragraph_20_Font">
      <style:text-properties fo:color="#0d0d0d"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5a5a5a" fo:font-size="11pt" fo:letter-spacing="0.0102in" style:font-size-asian="11pt" style:font-name-complex="DejaVu Sans" style:font-size-complex="11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·">
        <style:list-level-properties text:list-level-position-and-space-mode="label-alignment">
          <style:list-level-label-alignment text:label-followed-by="listtab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·">
        <style:list-level-properties text:list-level-position-and-space-mode="label-alignment">
          <style:list-level-label-alignment text:label-followed-by="listtab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·">
        <style:list-level-properties text:list-level-position-and-space-mode="label-alignment">
          <style:list-level-label-alignment text:label-followed-by="listtab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Page 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Stallard</meta:initial-creator>
    <meta:editing-cycles>75</meta:editing-cycles>
    <meta:creation-date>2014-11-02T01:00:00</meta:creation-date>
    <dc:date>2017-05-30T09:34:22</dc:date>
    <meta:editing-duration>PT3M56S</meta:editing-duration>
    <meta:generator>LibreOffice/3.5$Linux_X86_64 LibreOffice_project/350m1$Build-2</meta:generator>
    <dc:creator>Adam Stallard</dc:creator>
    <meta:document-statistic meta:table-count="0" meta:image-count="0" meta:object-count="0" meta:page-count="1" meta:paragraph-count="37" meta:word-count="321" meta:character-count="2061" meta:non-whitespace-character-count="17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9188809991</meta:user-defined>
    <meta:template xlink:type="simple" xlink:actuate="onRequest" xlink:title="Normal" xlink:href=""/>
  </office:meta>
</office:document-meta>
</file>